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a95d" officeooo:paragraph-rsid="0006a95d"/>
    </style:style>
    <style:style style:name="P2" style:family="paragraph" style:parent-style-name="Standard">
      <style:text-properties officeooo:rsid="0006a95d" officeooo:paragraph-rsid="0006a95d"/>
    </style:style>
    <style:style style:name="P3" style:family="paragraph" style:parent-style-name="Standard">
      <style:text-properties officeooo:rsid="0006a95d" officeooo:paragraph-rsid="000766f3"/>
    </style:style>
    <style:style style:name="P4" style:family="paragraph" style:parent-style-name="Standard">
      <style:text-properties officeooo:rsid="000766f3" officeooo:paragraph-rsid="000766f3"/>
    </style:style>
    <style:style style:name="P5" style:family="paragraph" style:parent-style-name="Standard">
      <style:text-properties officeooo:rsid="0008cc56" officeooo:paragraph-rsid="0008cc56"/>
    </style:style>
    <style:style style:name="T1" style:family="text">
      <style:text-properties officeooo:rsid="0006bd77"/>
    </style:style>
    <style:style style:name="T2" style:family="text">
      <style:text-properties officeooo:rsid="000766f3"/>
    </style:style>
    <style:style style:name="T3" style:family="text">
      <style:text-properties officeooo:rsid="00083475"/>
    </style:style>
    <style:style style:name="T4" style:family="text">
      <style:text-properties officeooo:rsid="0009a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minha mãe, <text:span text:style-name="T1">Neusa, que me ensinou a sempre lutar pelos meus sonhos e nunca desistir deles. \par </text:span></text:p>
      <text:p text:style-name="P1"/>
      <text:p text:style-name="P1">A<text:span text:style-name="T3">o</text:span> meu orientador <text:span text:style-name="T1">Prof. Basílio, por me ensinar a fazer o meu melhor pela profissão que amo. \par</text:span></text:p>
      <text:p text:style-name="P1"/>
      <text:p text:style-name="P1">Aos meus irmãos <text:span text:style-name="T1">Douglas e Rafael</text:span>, <text:span text:style-name="T1">por todo o carinho, zelo e conforto.</text:span> <text:span text:style-name="T4">\par</text:span></text:p>
      <text:p text:style-name="P1"/>
      <text:p text:style-name="P1">Ao meu padrasto <text:span text:style-name="T1">José Juan, por ter me ensinado o pensamento científico. \par</text:span></text:p>
      <text:p text:style-name="P1"/>
      <text:p text:style-name="P1">Ao meu pai <text:span text:style-name="T1">Renato, por me </text:span>faz<text:span text:style-name="T1">er</text:span> ver <text:span text:style-name="T1">as</text:span> pequenas coisas <text:span text:style-name="T1">da vida que realmente valem a pena. \par</text:span></text:p>
      <text:p text:style-name="P1"/>
      <text:p text:style-name="P3">A todos os meus colegas/<text:span text:style-name="T2">amigos</text:span> <text:span text:style-name="T2">de curso, </text:span>especialmente a Ivanessa, Felipe, <text:span text:style-name="T2">Gustavo, Laís, Thayse e Rafael, que estiveram comigo em ambos os momentos difíceis e divertidos da graduação. <text:s/>\par</text:span></text:p>
      <text:p text:style-name="P4"/>
      <text:p text:style-name="P4">Aos meus colegas de pesquisa, Eduardo, Elmer, Adriano e Marina, por me aconselharem e me ajudarem sempre que precisei. <text:span text:style-name="T4">\par</text:span></text:p>
      <text:p text:style-name="P4"><text:s/></text:p>
      <text:p text:style-name="P5">A todos os professores que tive contato ao longo do curso, por todos os ensinamentos e conselhos. <text:span text:style-name="T4">\p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22:36:33.022964010</meta:creation-date>
    <dc:date>2015-11-15T00:30:43.479389061</dc:date>
    <meta:editing-duration>PT30M4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149" meta:character-count="856" meta:non-whitespace-character-count="712"/>
  </office:meta>
</office:document-meta>
</file>